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:</text:h>
      <text:h text:style-name="Heading_20_1" text:outline-level="1">DONE:</text:h>
      <text:list xml:id="list6661026566754894442" text:style-name="L2">
        <text:list-item>
          <text:p text:style-name="P1">23.10.13: Events und LUA entfernen</text:p>
        </text:list-item>
      </text:list>
      <text:list xml:id="list6605601459447671400" text:style-name="L3">
        <text:list-item>
          <text:p text:style-name="P2">22.10.13: Sketch zu einem LineSegment-Container machen (entsprechend Datei-Format und Collision Detection ändern)</text:p>
        </text:list-item>
        <text:list-item>
          <text:p text:style-name="P2">21.10.13: Code aufräumen</text:p>
        </text:list-item>
        <text:list-item>
          <text:p text:style-name="P2">21.10.13: Bug mit falsch erkannten Kollisionsabfragen fixen</text:p>
        </text:list-item>
      </text:list>
      <text:list xml:id="list30492994" text:continue-list="list6661026566754894442" text:style-name="L2">
        <text:list-item>
          <text:p text:style-name="P1">21.10.13: Polygon-Klasse einfügen</text:p>
        </text:list-item>
        <text:list-item>
          <text:p text:style-name="P1">19.10.13: Boxes ersetzen durch beliebige Polygone</text:p>
        </text:list-item>
      </text:list>
      <text:list xml:id="list7256289874269012768" text:style-name="L4">
        <text:list-item>
          <text:p text:style-name="P3">18.10.13: SWIG Fehlermeldung elliminieren</text:p>
        </text:list-item>
        <text:list-item>
          <text:p text:style-name="P3">18.10.13: Durch Vereinfachung nicht mehr gebrauchten Code entfernen</text:p>
        </text:list-item>
      </text:list>
      <text:list xml:id="list30485231" text:continue-list="list30492994" text:style-name="L2">
        <text:list-item>
          <text:p text:style-name="P1">18.10.13: Sketch-System durch Punkte-Container ersetzen</text:p>
        </text:list-item>
        <text:list-item>
          <text:p text:style-name="P1">18.10.13: Renderer für Punkte-System umschreiben</text:p>
        </text:list-item>
        <text:list-item>
          <text:p text:style-name="P1">18.10.13: Collision-Test für Box-LineSegment schreiben</text:p>
        </text:list-item>
        <text:list-item>
          <text:p text:style-name="P1">18.10.13: Volle Collisions-Response durch simple Collision Response für Boxes ersetzen</text:p>
        </text:list-item>
        <text:list-item>
          <text:p text:style-name="P1">16.10.13: Objekte durch nicht-rotierte Rectangles (Boxes) ersetzen</text:p>
        </text:list-item>
      </text:list>
      <text:list xml:id="list1779746728381311110" text:style-name="L5">
        <text:list-item>
          <text:p text:style-name="P4">15.10.13: Resourcen entschlacken</text:p>
        </text:list-item>
      </text:list>
      <text:list xml:id="list30491133" text:continue-list="list30485231" text:style-name="L2">
        <text:list-item>
          <text:p text:style-name="P1">15.10.13: Code minimalisieren</text:p>
        </text:list-item>
        <text:list-item>
          <text:p text:style-name="P1">15.10.13: Doxygen generier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0M2S</meta:editing-duration>
    <meta:editing-cycles>64</meta:editing-cycles>
    <meta:generator>OpenOffice/4.0.0$Win32 OpenOffice.org_project/400m3$Build-9702</meta:generator>
    <dc:date>2013-12-13T10:34:00.69</dc:date>
    <dc:creator>Simon Schwegler</dc:creator>
    <meta:document-statistic meta:table-count="0" meta:image-count="0" meta:object-count="0" meta:page-count="1" meta:paragraph-count="18" meta:word-count="107" meta:character-count="844"/>
    <meta:user-defined meta:name="Info 1"/>
    <meta:user-defined meta:name="Info 2"/>
    <meta:user-defined meta:name="Info 3"/>
    <meta:user-defined meta:name="Info 4"/>
  </office:meta>
</office:document-meta>
</file>